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8b57" officeooo:paragraph-rsid="00008b57"/>
    </style:style>
    <style:style style:name="P2" style:family="paragraph" style:parent-style-name="Standard">
      <style:text-properties fo:font-weight="normal" officeooo:rsid="00013bd0" officeooo:paragraph-rsid="00013bd0" style:font-weight-asian="normal" style:font-weight-complex="normal"/>
    </style:style>
    <style:style style:name="P3" style:family="paragraph" style:parent-style-name="Standard">
      <style:paragraph-properties fo:break-before="page"/>
      <style:text-properties style:text-underline-style="solid" style:text-underline-width="auto" style:text-underline-color="font-color" fo:font-weight="bold" officeooo:rsid="00013bd0" officeooo:paragraph-rsid="00013bd0" style:font-weight-asian="bold" style:font-weight-complex="bold"/>
    </style:style>
    <style:style style:name="P4" style:family="paragraph" style:parent-style-name="Standard">
      <style:paragraph-properties fo:break-before="page"/>
      <style:text-properties style:text-underline-style="solid" style:text-underline-width="auto" style:text-underline-color="font-color" fo:font-weight="bold" officeooo:rsid="00041f35" officeooo:paragraph-rsid="00041f3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41f35" officeooo:paragraph-rsid="00041f35" style:font-weight-asian="bold" style:font-weight-complex="bold"/>
    </style:style>
    <style:style style:name="P6" style:family="paragraph" style:parent-style-name="Standard">
      <style:text-properties style:text-underline-style="none" fo:font-weight="normal" officeooo:rsid="00041f35" officeooo:paragraph-rsid="00041f35" style:font-weight-asian="normal" style:font-weight-complex="normal"/>
    </style:style>
    <style:style style:name="P7" style:family="paragraph" style:parent-style-name="Standard">
      <style:text-properties style:text-underline-style="none" fo:font-weight="normal" officeooo:rsid="000478f3" officeooo:paragraph-rsid="000478f3" style:font-weight-asian="normal" style:font-weight-complex="normal"/>
    </style:style>
    <style:style style:name="P8" style:family="paragraph" style:parent-style-name="Standard">
      <style:text-properties style:text-underline-style="none" fo:font-weight="normal" officeooo:rsid="0005f2c0" officeooo:paragraph-rsid="0005f2c0" style:font-weight-asian="normal" style:font-weight-complex="normal"/>
    </style:style>
    <style:style style:name="P9" style:family="paragraph" style:parent-style-name="Standard">
      <style:text-properties style:text-underline-style="none" fo:font-weight="normal" officeooo:rsid="0008158a" officeooo:paragraph-rsid="0008158a" style:font-weight-asian="normal" style:font-weight-complex="normal"/>
    </style:style>
    <style:style style:name="P10" style:family="paragraph" style:parent-style-name="Standard">
      <style:text-properties style:text-underline-style="none" fo:font-weight="normal" officeooo:rsid="000d2f40" officeooo:paragraph-rsid="000d2f40" style:font-weight-asian="normal" style:font-weight-complex="normal"/>
    </style:style>
    <style:style style:name="P11" style:family="paragraph" style:parent-style-name="Standard">
      <style:text-properties style:text-underline-style="none" fo:font-weight="normal" officeooo:rsid="0012ea4a" officeooo:paragraph-rsid="0012ea4a" style:font-weight-asian="normal" style:font-weight-complex="normal"/>
    </style:style>
    <style:style style:name="P12" style:family="paragraph" style:parent-style-name="Standard">
      <style:text-properties style:text-underline-style="none" fo:font-weight="normal" officeooo:rsid="00144136" officeooo:paragraph-rsid="00144136" style:font-weight-asian="normal" style:font-weight-complex="normal"/>
    </style:style>
    <style:style style:name="P13" style:family="paragraph" style:parent-style-name="Standard">
      <style:paragraph-properties fo:break-before="page"/>
      <style:text-properties style:text-underline-style="none" fo:font-weight="bold" officeooo:rsid="000478f3" officeooo:paragraph-rsid="000478f3" style:font-weight-asian="bold" style:font-weight-complex="bold"/>
    </style:style>
    <style:style style:name="P14" style:family="paragraph" style:parent-style-name="Standard">
      <style:text-properties style:text-underline-style="none" fo:font-weight="bold" officeooo:rsid="000478f3" officeooo:paragraph-rsid="000478f3"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5f2c0" style:font-style-asian="normal" style:font-style-complex="normal"/>
    </style:style>
    <style:style style:name="T4" style:family="text">
      <style:text-properties fo:font-style="normal" officeooo:rsid="00064fd0" style:font-style-asian="normal" style:font-style-complex="normal"/>
    </style:style>
    <style:style style:name="T5" style:family="text">
      <style:text-properties fo:font-style="normal" officeooo:rsid="00068b79" style:font-style-asian="normal" style:font-style-complex="normal"/>
    </style:style>
    <style:style style:name="T6" style:family="text">
      <style:text-properties fo:font-style="normal" officeooo:rsid="0009a451" style:font-style-asian="normal" style:font-style-complex="normal"/>
    </style:style>
    <style:style style:name="T7" style:family="text">
      <style:text-properties fo:font-style="normal" officeooo:rsid="000b504e" style:font-style-asian="normal" style:font-style-complex="normal"/>
    </style:style>
    <style:style style:name="T8" style:family="text">
      <style:text-properties fo:font-style="normal" officeooo:rsid="000f0e66" style:font-style-asian="normal" style:font-style-complex="normal"/>
    </style:style>
    <style:style style:name="T9" style:family="text">
      <style:text-properties fo:font-style="normal" officeooo:rsid="00102014" style:font-style-asian="normal" style:font-style-complex="normal"/>
    </style:style>
    <style:style style:name="T10" style:family="text">
      <style:text-properties fo:font-style="normal" officeooo:rsid="0010578e" style:font-style-asian="normal" style:font-style-complex="normal"/>
    </style:style>
    <style:style style:name="T11" style:family="text">
      <style:text-properties fo:font-style="normal" officeooo:rsid="0011e737" style:font-style-asian="normal" style:font-style-complex="normal"/>
    </style:style>
    <style:style style:name="T12" style:family="text">
      <style:text-properties fo:font-style="normal" officeooo:rsid="0014143b" style:font-style-asian="normal" style:font-style-complex="normal"/>
    </style:style>
    <style:style style:name="T13" style:family="text">
      <style:text-properties officeooo:rsid="0002dc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y different things</text:p>
      <text:p text:style-name="P1"/>
      <text:p text:style-name="P1">Have a proper break</text:p>
      <text:p text:style-name="P3">Follow Your Own Path</text:p>
      <text:p text:style-name="P2"/>
      <text:p text:style-name="P2">[Image of Vagabond]</text:p>
      <text:p text:style-name="P2"/>
      <text:p text:style-name="P2">Stop comparing yourself to others.</text:p>
      <text:p text:style-name="P2"/>
      <text:p text:style-name="P2">The more you compare yourself to others, that you watch <text:span text:style-name="T13">influencers, </text:span>the more you lose your sense of <text:span text:style-name="T1">self.</text:span></text:p>
      <text:p text:style-name="P2"><text:span text:style-name="T2"/></text:p>
      <text:p text:style-name="P2"><text:span text:style-name="T2"/></text:p>
      <text:p text:style-name="P4"><text:span text:style-name="T2">A Letter To Myself</text:span></text:p>
      <text:p text:style-name="P5"><text:span text:style-name="T2"/></text:p>
      <text:p text:style-name="P6"><text:span text:style-name="T2">I </text:span></text:p>
      <text:p text:style-name="P13"><text:span text:style-name="T2">Take The Easy Way</text:span></text:p>
      <text:p text:style-name="P14"><text:span text:style-name="T2"/></text:p>
      <text:p text:style-name="P7"><text:span text:style-name="T2">One thing that’s constantly on my mind is “Why am I so lazy? Why don’t I </text:span><text:span text:style-name="T3">feel like</text:span><text:span text:style-name="T2"> do</text:span><text:span text:style-name="T3">ing</text:span><text:span text:style-name="T2"> this simple task even though I would simply benefit?”</text:span></text:p>
      <text:p text:style-name="P7"><text:span text:style-name="T2"/></text:p>
      <text:p text:style-name="P8"><text:span text:style-name="T2">One answer that I’ve thought of is “Because it encourages us to be efficient in how we approach the problem”. </text:span><text:span text:style-name="T4">From this perspective, you could consider the lazy voice inside of you as a source of pragmatism, so that you don’t spend all your days going after one goal. </text:span><text:span text:style-name="T5">Which is a really positive shift of perspective!</text:span></text:p>
      <text:p text:style-name="P8"><text:span text:style-name="T5"/></text:p>
      <text:p text:style-name="P9"><text:span text:style-name="T5">O</text:span><text:span text:style-name="T2">n an aside, it’s interesting to think of how the language we use influences us. I wouldn’t call someone that’s a good-for-nothing “pragmatic”, but if we’re trying our hardest, </text:span><text:span text:style-name="T6">and</text:span><text:span text:style-name="T2"> yet find</text:span><text:span text:style-name="T6">ing</text:span><text:span text:style-name="T2"> limits </text:span><text:span text:style-name="T6">to</text:span><text:span text:style-name="T2"> what our mind is OK with spending time on, maybe we shouldn’t call that ‘laziness’, but something like ‘pragmatic’! </text:span><text:span text:style-name="T7">Maybe it’s a good thing that our mind pushes us to consider “Maybe there’s a better use of my time”.</text:span></text:p>
      <text:p text:style-name="P9"><text:span text:style-name="T7"/></text:p>
      <text:p text:style-name="P10"><text:span text:style-name="T7">T</text:span><text:span text:style-name="T2">hough, I guess I wouldn’t go so far as to say watching Netflix is objectively good for you, which a lot of people do, but perhaps that’s because of the shift in how deadly our environment is </text:span><text:span text:style-name="T8">compared </text:span><text:span text:style-name="T2">to the past. Maybe humanity </text:span><text:span text:style-name="T9">will very </text:span><text:span text:style-name="T2">slowly shift to being less ‘lazy’. </text:span><text:span text:style-name="T10">I don’t know, I’m not a biologist or anything </text:span><text:span text:style-name="T11">like that</text:span><text:span text:style-name="T10">.</text:span></text:p>
      <text:p text:style-name="P10"><text:span text:style-name="T10"/></text:p>
      <text:p text:style-name="P11"><text:span text:style-name="T2">Either way, if you want to combat this feeling of laziness, maybe it would be best to listen to it and to consider the question “What’s the easiest way of doing this?” in all your matters. </text:span><text:span text:style-name="T12">Don’t unnecessarily waste your time.</text:span></text:p>
      <text:p text:style-name="P11"><text:span text:style-name="T12"/></text:p>
      <text:p text:style-name="P12"><text:span text:style-name="T12">2</text:span><text:span text:style-name="T2">023/08/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14:22:31.953039424</meta:creation-date>
    <dc:date>2023-08-22T21:16:43.733688510</dc:date>
    <meta:editing-duration>PT2H33M33S</meta:editing-duration>
    <meta:editing-cycles>17</meta:editing-cycles>
    <meta:generator>LibreOffice/7.3.7.2$Linux_X86_64 LibreOffice_project/30$Build-2</meta:generator>
    <meta:document-statistic meta:table-count="0" meta:image-count="0" meta:object-count="0" meta:page-count="4" meta:paragraph-count="15" meta:word-count="309" meta:character-count="1697" meta:non-whitespace-character-count="1402"/>
  </office:meta>
</office:document-meta>
</file>